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</style:style>
    <style:style style:name="P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officeooo:paragraph-rsid="00032e4e"/>
    </style:style>
    <style:style style:name="P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font-weight="normal" style:font-weight-asian="normal"/>
    </style:style>
    <style:style style:name="T1" style:family="text">
      <style:text-properties style:font-name="Liberation Sans1"/>
    </style:style>
    <style:style style:name="T2" style:family="text">
      <style:text-properties fo:font-weight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rop Ratio = (Croplands + Cropland/Natural Vegetation)/ Area</text:span></text:p>
      <text:p text:style-name="P3"/>
      <text:p text:style-name="P1"><text:span text:style-name="T1">Average Urban Nightlight = Sum / Urban and build-up</text:span></text:p>
      <text:p text:style-name="P3"/>
      <text:p text:style-name="P1"><text:span text:style-name="T1">Urban Ratio = Urban and build-up / Area</text:span></text:p>
      <text:p text:style-name="P3"/>
      <text:p text:style-name="P2"><text:span text:style-name="T1">Natural = 'Water','Evergreen Needleleaf forest','Evergreen Broadleaf forest','Deciduous Needleleaf </text:span>forest','Deciduous Broadleaf forest','Mixed forest','Closed shrublands','Open shrublands','Woodysavannas','Savannas','Grasslands',</text:p>
      <text:p text:style-name="P2">'Permanent wetlands','Snow and ice’</text:p>
      <text:p text:style-name="P1"><text:span text:style-name="T1"><text:s text:c="4"/></text:span></text:p>
      <text:p text:style-name="P1"><text:span text:style-name="T1">Crop Remain Ratio = Croplands + Cropland/Natural Vegetation Mosaic / (Area - Natural)</text:span></text:p>
      <text:p text:style-name="P3"/>
      <text:p text:style-name="P1"><text:span text:style-name="T1">Urban Remain Ratio = urban and built-up / (Area - Natural)</text:span></text:p>
      <text:p text:style-name="P3"/>
      <text:p text:style-name="P1"><text:span text:style-name="T1">forest =Evergreen Broadleaf forest, Deciduous Broadleaf forest, Mixed forest</text:span></text:p>
      <text:p text:style-name="P3"/>
      <text:p text:style-name="P1"><text:span text:style-name="T1">grass_shrubs = Closed shrublands, Open shrublands, Woody savannas, Savannas, Grasslands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14:23:03.475340085</meta:creation-date>
    <dc:date>2018-06-28T14:23:48.209734979</dc:date>
    <meta:editing-duration>PT45S</meta:editing-duration>
    <meta:editing-cycles>1</meta:editing-cycles>
    <meta:document-statistic meta:table-count="0" meta:image-count="0" meta:object-count="0" meta:page-count="1" meta:paragraph-count="10" meta:word-count="86" meta:character-count="724" meta:non-whitespace-character-count="643"/>
    <meta:generator>LibreOffice/5.1.6.2$Linux_X86_64 LibreOffice_project/10m0$Build-2</meta:generator>
  </office:meta>
</office:document-meta>
</file>